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fo:color="#ffffff" fo:font-size="70pt" style:font-size-asian="70pt" style:font-size-complex="70pt"/>
    </style:style>
    <style:style style:name="P2" style:family="paragraph">
      <loext:graphic-properties draw:fill-color="#ffffff"/>
      <style:text-properties fo:color="#ffffff" fo:font-size="70pt" style:font-size-asian="70pt" style:font-size-complex="70pt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paragraph-properties fo:margin-top="0.5cm" fo:margin-bottom="0cm"/>
      <style:text-properties fo:font-size="13pt" style:font-size-asian="13pt" style:font-size-complex="13pt"/>
    </style:style>
    <style:style style:name="P8" style:family="paragraph">
      <style:paragraph-properties fo:margin-top="0.5cm" fo:margin-bottom="0cm" fo:text-align="start"/>
      <style:text-properties fo:font-size="13pt" style:font-size-asian="13pt" style:font-size-complex="13pt"/>
    </style:style>
    <style:style style:name="P9" style:family="paragraph">
      <style:paragraph-properties fo:text-align="start"/>
      <style:text-properties fo:font-size="13pt" style:font-size-asian="13pt" style:font-size-complex="13pt"/>
    </style:style>
    <style:style style:name="P10" style:family="paragraph">
      <style:paragraph-properties fo:text-align="start"/>
      <style:text-properties fo:font-size="22pt" fo:language="en" fo:country="US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Introducción a PHP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<text:span text:style-name="T1">Bienvenido 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quisitos del curso <text:s/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Tecnologías que debes conocer, para seguir el curso : <text:s text:c="2"/></text:span></text:p>
                <text:p text:style-name="P4"><text:span text:style-name="T2"/></text:p>
                <text:list>
                  <text:list-item>
                    <text:list>
                      <text:list-item>
                        <text:p text:style-name="P4"><text:span text:style-name="T2"><text:s text:c="4"/></text:span><text:span text:style-name="T2">HTML</text:span></text:p>
                      </text:list-item>
                      <text:list-item>
                        <text:p text:style-name="P4"><text:span text:style-name="T2"><text:s text:c="4"/></text:span><text:span text:style-name="T2">CSS</text:span></text:p>
                      </text:list-item>
                      <text:list-item>
                        <text:p text:style-name="P4"><text:span text:style-name="T2"><text:s text:c="4"/></text:span><text:span text:style-name="T2">JavaScrip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draw:frame presentation:style-name="pr4" draw:layer="layout" svg:width="25.199cm" svg:height="3.506cm" svg:x="1.4cm" svg:y="0.837cm" presentation:class="title">
          <draw:text-box>
            <text:p>Temario 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><text:span text:style-name="T3">1 - ¿Qué es PHP?</text:span></text:p>
            <text:p><text:span text:style-name="T3">2 - Instalación del entorno XAMPP</text:span></text:p>
            <text:p><text:span text:style-name="T3">3 - Programa "Hola Mundo" en PHP</text:span></text:p>
            <text:p><text:span text:style-name="T3">4 - Un programita más útil que "Hola Mundo"</text:span></text:p>
            <text:p><text:span text:style-name="T3">5 - Tipos de variables</text:span></text:p>
            <text:p><text:span text:style-name="T3">6 - Variables de tipo string</text:span></text:p>
            <text:p><text:span text:style-name="T3">7 - Estructura condicional (if)</text:span></text:p>
            <text:p><text:span text:style-name="T3">8 - Estructuras repetitivas (for - while - do/while)</text:span></text:p>
            <text:p><text:span text:style-name="T3">9 - Envío de datos de un FORMULARIO (controles text y </text:span><text:span text:style-name="T3">submit)</text:span></text:p>
            <text:p><text:span text:style-name="T3">10 - FORMULARIO (control radio)</text:span></text:p>
            <text:p/>
          </draw:text-box>
        </draw:frame>
        <draw:frame presentation:style-name="pr5" draw:text-style-name="P6" draw:layer="layout" svg:width="12.297cm" svg:height="12.179cm" svg:x="14.313cm" svg:y="4.914cm" presentation:class="outline" presentation:user-transformed="true">
          <draw:text-box>
            <text:p text:style-name="P5"><text:span text:style-name="T3"><text:s text:c="4"/></text:span><text:span text:style-name="T3">11 - FORMULARIO (control checkbox)</text:span></text:p>
            <text:p text:style-name="P5"><text:span text:style-name="T3"><text:s text:c="4"/></text:span><text:span text:style-name="T3">12 - FORMULARIO (control select)</text:span></text:p>
            <text:p text:style-name="P5"><text:span text:style-name="T3"><text:s text:c="4"/></text:span><text:span text:style-name="T3">13 - FORMULARIO (control textarea)</text:span></text:p>
            <text:p text:style-name="P5"><text:span text:style-name="T3"><text:s text:c="4"/></text:span><text:span text:style-name="T3">14 - Vectores (tradicionales)</text:span></text:p>
            <text:p text:style-name="P5"><text:span text:style-name="T3"><text:s text:c="4"/></text:span><text:span text:style-name="T3">15 - Creación de un archivo de texto.</text:span></text:p>
            <text:p text:style-name="P5"><text:span text:style-name="T3"><text:s text:c="4"/></text:span><text:span text:style-name="T3">16 - Lectura de un archivo de texto.</text:span></text:p>
            <text:p text:style-name="P5"><text:span text:style-name="T3"><text:s text:c="4"/></text:span><text:span text:style-name="T3">17 - Vectores (asociativos)</text:span></text:p>
            <text:p text:style-name="P5"><text:span text:style-name="T3"><text:s text:c="4"/></text:span><text:span text:style-name="T3">18 - Funciones en PHP</text:span></text:p>
            <text:p text:style-name="P5"><text:span text:style-name="T3"><text:s text:c="4"/></text:span><text:span text:style-name="T3">19 - Base de datos (MySQL)</text:span></text:p>
            <text:p text:style-name="P5"><text:span text:style-name="T3"><text:s text:c="4"/></text:span><text:span text:style-name="T3">20 - INSERT (Alta de registros en una tabla)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presentation:style-name="pr4" draw:layer="layout" svg:width="25.199cm" svg:height="3.506cm" svg:x="1.4cm" svg:y="0.837cm" presentation:class="title">
          <draw:text-box>
            <text:p>Temario </text:p>
          </draw:text-box>
        </draw:frame>
        <draw:frame presentation:style-name="pr5" draw:text-style-name="P6" draw:layer="layout" svg:width="12.297cm" svg:height="12.179cm" svg:x="1.4cm" svg:y="4.914cm" presentation:class="outline" presentation:user-transformed="true">
          <draw:text-box>
            <text:p text:style-name="P7"><text:span text:style-name="T3">21 - Listado (selección de registros de una tabla)</text:span></text:p>
            <text:p text:style-name="P7"><text:span text:style-name="T3">22 - Consulta (selección de registros de una tabla)</text:span></text:p>
            <text:p text:style-name="P7"><text:span text:style-name="T3">23 - DELETE (Baja de un registro en una tabla)</text:span></text:p>
            <text:p text:style-name="P7"><text:span text:style-name="T3">24 - DELETE (Baja de todos los registros de una tabla)</text:span></text:p>
            <text:p text:style-name="P7"><text:span text:style-name="T3">25 - UPDATE (Modificación de un registro de una tabla)</text:span></text:p>
            <text:p text:style-name="P7"><text:span text:style-name="T3">26 - INSERT (y consulta de otra tabla)</text:span></text:p>
            <text:p text:style-name="P7"><text:span text:style-name="T3">27 - Listado (selección de registros de varias tablas - INNER JOIN)</text:span></text:p>
            <text:p text:style-name="P7"><text:span text:style-name="T3">28 - Función count de SQL.</text:span></text:p>
            <text:p text:style-name="P7"><text:span text:style-name="T3">29 - UPDATE (Modificación de un registro trabajando con dos tablas)</text:span></text:p>
            <text:p text:style-name="P7"><text:span text:style-name="T3">30 - Cláusula Group By de SQL.</text:span></text:p>
            <text:p text:style-name="P7"><text:span text:style-name="T3"/></text:p>
          </draw:text-box>
        </draw:frame>
        <draw:frame presentation:style-name="pr5" draw:text-style-name="P6" draw:layer="layout" svg:width="12.297cm" svg:height="12.179cm" svg:x="14.313cm" svg:y="4.914cm" presentation:class="outline" presentation:user-transformed="true">
          <draw:text-box>
            <text:p text:style-name="P7"><text:span text:style-name="T3">31 - Parámetros en un hipervínculo.</text:span></text:p>
            <text:p text:style-name="P7"><text:span text:style-name="T3">32 - Paginación de registros.</text:span></text:p>
            <text:p text:style-name="P7"><text:span text:style-name="T3">33 - Subir un archivo al servidor (Upload)</text:span></text:p>
            <text:p text:style-name="P7"><text:span text:style-name="T3">34 - Creación y lectura de una cookie</text:span></text:p>
            <text:p text:style-name="P7"><text:span text:style-name="T3">35 - Borrado de una cookie</text:span></text:p>
            <text:p text:style-name="P7"><text:span text:style-name="T3">36 - Cookie de sesión</text:span></text:p>
            <text:p text:style-name="P7"><text:span text:style-name="T3">37 - Variables de sesión ($_SESSION)</text:span></text:p>
            <text:p text:style-name="P7"><text:span text:style-name="T3">38 - Incluir un archivo externo (require_once)</text:span></text:p>
            <text:p text:style-name="P7"><text:span text:style-name="T3">39 - Redireccionar a otra página (header)</text:span></text:p>
            <text:p text:style-name="P7"><text:span text:style-name="T3">40 - Creación de imágenes dinámicas desde PHP.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draw:frame presentation:style-name="pr4" draw:layer="layout" svg:width="25.199cm" svg:height="3.506cm" svg:x="1.4cm" svg:y="0.837cm" presentation:class="title">
          <draw:text-box>
            <text:p>Temario </text:p>
          </draw:text-box>
        </draw:frame>
        <draw:frame presentation:style-name="pr5" draw:text-style-name="P9" draw:layer="layout" svg:width="12.297cm" svg:height="12.179cm" svg:x="1.4cm" svg:y="4.914cm" presentation:class="outline" presentation:user-transformed="true">
          <draw:text-box>
            <text:p text:style-name="P8"><text:span text:style-name="T3">41 - Agregar imágenes dinámicas en un archivo HTML</text:span></text:p>
            <text:p text:style-name="P8"><text:span text:style-name="T3">42 - Administración de fechas y horas (función date)</text:span></text:p>
            <text:p text:style-name="P8"><text:span text:style-name="T3">43 - Validación de una fecha ingresada por teclado (checkdate)</text:span></text:p>
            <text:p text:style-name="P8"><text:span text:style-name="T3"><text:s/></text:span><text:span text:style-name="T3">44 - Carga de una fecha en una tabla de MySQL</text:span></text:p>
            <text:p text:style-name="P8"><text:span text:style-name="T3"><text:s/></text:span><text:span text:style-name="T3">45 - Formateo de datos en una página (printf)</text:span></text:p>
            <text:p text:style-name="P8"><text:span text:style-name="T3"><text:s/></text:span><text:span text:style-name="T3">46 - Formateo de datos y salida a un string (sprintf)</text:span></text:p>
            <text:p text:style-name="P8"><text:span text:style-name="T3"><text:s/></text:span><text:span text:style-name="T3">47 - mysqli - POO (Programación Orientada a Objetos)</text:span></text:p>
            <text:p text:style-name="P8"><text:span text:style-name="T3"><text:s/></text:span><text:span text:style-name="T3">48 - mysqli (POO) - alta tabla rubros</text:span></text:p>
            <text:p text:style-name="P8"><text:span text:style-name="T3"><text:s/></text:span><text:span text:style-name="T3">49 - mysqli (POO) - listado tabla rubros</text:span></text:p>
            <text:p text:style-name="P8"><text:span text:style-name="T3"><text:s/></text:span><text:span text:style-name="T3">50 - mysqli (POO) - consulta tabla rubros</text:span></text:p>
            <text:p text:style-name="P8"><text:span text:style-name="T3"/></text:p>
          </draw:text-box>
        </draw:frame>
        <draw:frame presentation:style-name="pr5" draw:text-style-name="P6" draw:layer="layout" svg:width="12.297cm" svg:height="12.179cm" svg:x="14.313cm" svg:y="4.914cm" presentation:class="outline" presentation:user-transformed="true">
          <draw:text-box>
            <text:p text:style-name="P7"><text:span text:style-name="T3">51 - mysqli (POO) - borrado de un registro </text:span></text:p>
            <text:p text:style-name="P7"><text:span text:style-name="T3">52 - mysqli (POO) - modificación de un registro</text:span></text:p>
            <text:p text:style-name="P7"><text:span text:style-name="T3">53 - mysqli (POO) - alta tabla articulos</text:span></text:p>
            <text:p text:style-name="P7"><text:span text:style-name="T3">54 - mysqli (POO) - listado tabla articulos</text:span></text:p>
            <text:p text:style-name="P7"><text:span text:style-name="T3">55 - mysqli (POO) - consulta tabla articulos</text:span></text:p>
            <text:p text:style-name="P7"><text:span text:style-name="T3">56 - mysqli (POO) - borrado de un registro</text:span></text:p>
            <text:p text:style-name="P7"><text:span text:style-name="T3">57 - mysqli (POO) - modificación de un registro</text:span></text:p>
            <text:p text:style-name="P7"><text:span text:style-name="T3">58 - mysqli (POO) - panel para ABM de la tabla articulos</text:span></text:p>
            <text:p text:style-name="P7"><text:span text:style-name="T3">59 - mysqli (POO) - propiedad: affected_rows</text:span></text:p>
            <text:p text:style-name="P7"><text:span text:style-name="T3">60 - mysqli (POO) - propiedad: insert_id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7" draw:text-style-name="P10" draw:layer="layout" svg:width="19.999cm" svg:height="3.506cm" svg:x="6.6cm" svg:y="8.8cm" presentation:class="title" presentation:user-transformed="true">
          <draw:text-box>
            <text:p><text:span text:style-name="T4">Carlos Alemán </text:span><text:span text:style-name="T4"><text:line-break/></text:span><text:span text:style-name="T4">#codefuncode</text:span></text:p>
          </draw:text-box>
        </draw:frame>
        <draw:frame draw:style-name="gr2" draw:text-style-name="P11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1T06:55:54.957542694</meta:creation-date>
    <meta:editing-duration>PT19M40S</meta:editing-duration>
    <meta:editing-cycles>5</meta:editing-cycles>
    <meta:generator>LibreOffice/6.0.7.3$Linux_X86_64 LibreOffice_project/00m0$Build-3</meta:generator>
    <dc:title>Blueprint Plans</dc:title>
    <meta:initial-creator>codefuncode </meta:initial-creator>
    <dc:date>2020-11-11T18:34:20.256280793</dc:date>
    <dc:creator>codefuncode </dc:creator>
    <meta:document-statistic meta:object-count="59"/>
  </office:meta>
</office:document-meta>
</file>